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list-style-name="L2">
      <style:paragraph-properties fo:text-align="justify" style:justify-single-word="false"/>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Marc D. Holman</text:p>
      <text:p text:style-name="P2">5 / 6 / 2020</text:p>
      <text:p text:style-name="P2">CIS 2532 – Advanced Python Programming / Intro. Data Science</text:p>
      <text:p text:style-name="P2"/>
      <text:p text:style-name="P2">Module 12, Big Data</text:p>
      <text:p text:style-name="P2"/>
      <text:p text:style-name="P2"/>
      <text:p text:style-name="P2"/>
      <text:list xml:id="list3686849226393290054" text:style-name="L1">
        <text:list-item>
          <text:p text:style-name="P4"><text:span text:style-name="T1">what is big data? <text:s/>Why is Big Data important? <text:s/>What are the types of Big Data? <text:s/>The mainstream definition of big data includes the 3 V's. <text:s/>What are these? <text:s/>Explain.</text:span></text:p>
        </text:list-item>
      </text:list>
      <text:p text:style-name="P3"><text:span text:style-name="T1"/></text:p>
      <text:p text:style-name="P3">As stated in the video ( 'Big Data Explained', <text:a xlink:type="simple" xlink:href="https://www.youtube.com/watch?v=ps6HweFb5LI" text:style-name="Internet_20_link" text:visited-style-name="Visited_20_Internet_20_Link">https://www.youtube.com/watch?v=ps6HweFb5LI</text:a> ), big data is a term that has come to refer to data structures that are diverse, complex, and of massive scale. <text:s/>The term has been around since the 90's. However, it is only recently with the advent of web 2.0, mobile and cloud computing, and faster, more efficient technology for gathering data that organizations are faced with the need to efficiently process data on a truly massive scale, orders of magnitude greater than that possible just ten years ago. <text:s/>Our capacity to store information has been doubling nearly every two years since the 1980's. <text:s/>Likewise the amount of information gathered by organizations ranging from government bureaus to health care organizations to small businesses has also been increasing. <text:s/>From the dawn of the internet to the advent of web 2.0 data typically was stored in a structured format. <text:s/>However, with the advent of web 2.0, <text:s/>and user generated content we experienced a shift from large amounts of structured data to truly massive amounts of unstructured data. <text:s/>This unstructured data and the problems that arose from it gave rise to new methods of storing and processing fine grained data sets. <text:s/>This is what is referred to as 'the new world of Big Data'. <text:s/></text:p>
      <text:p text:style-name="P3"/>
      <text:p text:style-name="P3">The features that distinguish big data from traditional data sets include it's volume, the velocity of data capture, and the variety of data sources, and the high resolution of the data. <text:s/>Big data is massive in scale, measured in terabytes, petabytes, and exobytes as opposed to bytes, megabytes, and gigabytes. <text:s/>China's 'DD' ride sharing system, for example, produces over 70 terabytes of data <text:span text:style-name="T1">per day</text:span>. <text:s/>The data sources concerned generate information in real or near real-time. <text:s/>So the data comes not only in large amounts, but at a high velocity, so new solutions for capturing that data are required. <text:s/>Facebook for example processes 2.5+ billion pieces of content per day. <text:s/>Variety of data sources is another feature that distinguishes big data from traditional systems. <text:s text:c="2"/>A single record might consist of Images, photos, audio clips, documents, books, e-mail messages, social media, and blogging platform posts, and more as opposed to just numerous numeric, date, and string fields in a traditional SQL database. <text:s/>So it is not so much the quantity of data anymore, although that does pose a problem, but the fine grained nature of that data and the ability to integrate that data in a useful format. Some trading systems, for example, have to process 15+ terabytes per day of financial data – and do it in real time. <text:s/>Instead of taking statistical samples from the data, big data works in real or near real time, and eliminates sampling error. <text:s/></text:p>
      <text:p text:style-name="P3"/>
      <text:p text:style-name="P3">All this represents an immense stride forward compared to the days of structured relational databases, which, however, still do have their place. <text:s/>Today NoSql databases, capable of handling massive sets of unstructured today have arrived on the scene and are growing more and more popular. <text:s/>The systems include MongoDB, Hadoop, Redis, and others. <text:s/>As stated in the video, NoSql databases are 'capable of storing and retrieving data that is modeled in means other than the traditional tabular relations used in relational database systems'. <text:s/>Instead of working against a pre-existing schema, a NoSql database is flexible enough to work with a fluid schema, or even no schema at all. <text:s/>Instead of working with columns and fields a NoSql database may consist of a graph containing nodes with edges representing <text:soft-page-break/>the relations between nodes. <text:s/></text:p>
      <text:p text:style-name="P3"/>
      <text:p text:style-name="P3">In summary, big data systems solve problems caused by the exponential growth in data volume, velocity, and variety. <text:s/>It deals with both structured and unstructured data at a fine grained level. <text:s/>More data means more accurate analysis. <text:s/>As mentioned above, the quantity of data available, and the techniques for processing it quickly and efficiently without the need for sampling, reduces the error rate in analysis. <text:s/>More accurate analysis, for organizations, means better, more informed decision making, lower operational costs, and finally greater annual revenue.</text:p>
      <text:p text:style-name="P3"/>
      <text:list xml:id="list6521549018404083804" text:style-name="L2">
        <text:list-item>
          <text:p text:style-name="P6"><text:span text:style-name="T1">Exercise 17.2</text:span></text:p>
        </text:list-item>
      </text:list>
      <text:p text:style-name="P3"/>
      <text:p text:style-name="P3">I have completed and pushed this exercise onto the following Github repository:</text:p>
      <text:p text:style-name="P3"/>
      <text:list xml:id="list723919011223239298" text:style-name="L3">
        <text:list-item>
          <text:p text:style-name="P5"><text:span text:style-name="T2">Exercise 17.1</text:span></text:p>
        </text:list-item>
      </text:list>
      <text:p text:style-name="P3"/>
      <text:p text:style-name="P3">Please find this exercise at the following Github repository:</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6T13:59:11.77</meta:creation-date>
    <dc:date>2020-05-06T18:26:19.17</dc:date>
    <meta:editing-duration>PT4H26M53S</meta:editing-duration>
    <meta:editing-cycles>32</meta:editing-cycles>
    <meta:generator>OpenOffice/4.1.7$Win32 OpenOffice.org_project/417m1$Build-9800</meta:generator>
    <meta:document-statistic meta:table-count="0" meta:image-count="0" meta:object-count="0" meta:page-count="2" meta:paragraph-count="13" meta:word-count="748" meta:character-count="4588"/>
  </office:meta>
</office:document-meta>
</file>